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6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weets_length" table:style-name="ta1">
        <table:shapes>
          <draw:frame draw:z-index="0" draw:style-name="gr1" draw:text-style-name="P1" svg:width="159.99mm" svg:height="89.99mm" svg:x="24.02mm" svg:y="82.28mm">
            <loext:p draw:notify-on-update-of-ranges="tweets_length.B1:tweets_length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64" calcext:value-type="float">
            <text:p>11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36" calcext:value-type="float">
            <text:p>10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710" calcext:value-type="float">
            <text:p>337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779" calcext:value-type="float">
            <text:p>1027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401" calcext:value-type="float">
            <text:p>232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773" calcext:value-type="float">
            <text:p>3207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6090" calcext:value-type="float">
            <text:p>3560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311" calcext:value-type="float">
            <text:p>396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1583" calcext:value-type="float">
            <text:p>4515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2040" calcext:value-type="float">
            <text:p>482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7301" calcext:value-type="float">
            <text:p>5273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0254" calcext:value-type="float">
            <text:p>610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8994" calcext:value-type="float">
            <text:p>5989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009" calcext:value-type="float">
            <text:p>715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0083" calcext:value-type="float">
            <text:p>6900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3543" calcext:value-type="float">
            <text:p>783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7353" calcext:value-type="float">
            <text:p>837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6811" calcext:value-type="float">
            <text:p>9068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6202" calcext:value-type="float">
            <text:p>936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8255" calcext:value-type="float">
            <text:p>858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5548" calcext:value-type="float">
            <text:p>9455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4740" calcext:value-type="float">
            <text:p>9747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3816" calcext:value-type="float">
            <text:p>10438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86913" calcext:value-type="float">
            <text:p>10869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2640" calcext:value-type="float">
            <text:p>1202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9812" calcext:value-type="float">
            <text:p>14098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42688" calcext:value-type="float">
            <text:p>9042688</text:p>
          </table:table-cell>
        </table:table-row>
      </table:table>
      <table:named-expressions/>
      <table:database-ranges>
        <table:database-range table:name="__Anonymous_Sheet_DB__0" table:target-range-address="tweets_length.A1:tweets_length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20:15:09.471201607</dc:date>
    <meta:editing-duration>PT41M54S</meta:editing-duration>
    <meta:editing-cycles>1</meta:editing-cycles>
    <meta:document-statistic meta:table-count="1" meta:cell-count="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5cm" chart:style-name="ch2">
          <text:p>Frequency of tweet length</text:p>
        </chart:title>
        <chart:plot-area chart:style-name="ch3" table:cell-range-address="tweets_length.B1:tweets_length.B27" svg:x="1.318cm" svg:y="1.288cm" svg:width="14.362cm" svg:height="6.564cm">
          <chartooo:coordinate-region svg:x="3.157cm" svg:y="1.487cm" svg:width="12.523cm" svg:height="5.718cm"/>
          <chart:axis chart:dimension="x" chart:name="primary-x" chart:style-name="ch4">
            <chart:title svg:x="4.625cm" svg:y="8.033cm" chart:style-name="ch5">
              <text:p>Character length range (1-&gt; [1-5] characters long etc..)</text:p>
            </chart:title>
          </chart:axis>
          <chart:axis chart:dimension="y" chart:name="primary-y" chart:style-name="ch6">
            <chart:title svg:x="0.451cm" svg:y="6.823cm" chart:style-name="ch7">
              <text:p>Number of tweets of that length</text:p>
            </chart:title>
            <chart:grid chart:style-name="ch8" chart:class="major"/>
          </chart:axis>
          <chart:series chart:style-name="ch9" chart:values-cell-range-address="tweets_length.B1:tweets_length.B27" chart:class="chart:bar">
            <chart:data-point chart:repeated="9"/>
            <chart:data-point chart:style-name="ch10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64">
                <text:p>11964</text:p>
                <draw:g>
                  <svg:desc>tweets_length.B1:tweets_length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36">
                <text:p>10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10">
                <text:p>337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779">
                <text:p>102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2401">
                <text:p>23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773">
                <text:p>320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6090">
                <text:p>3560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6311">
                <text:p>396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1583">
                <text:p>451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2040">
                <text:p>4820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301">
                <text:p>527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0254">
                <text:p>610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8994">
                <text:p>598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5009">
                <text:p>715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0083">
                <text:p>690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543">
                <text:p>783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7353">
                <text:p>837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6811">
                <text:p>906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6202">
                <text:p>936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8255">
                <text:p>85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5548">
                <text:p>945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4740">
                <text:p>9747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3816">
                <text:p>1043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6913">
                <text:p>1086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2640">
                <text:p>12026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9812">
                <text:p>1409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42688">
                <text:p>9042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